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85fb" officeooo:paragraph-rsid="00092211"/>
    </style:style>
    <style:style style:name="P2" style:family="paragraph" style:parent-style-name="Text_20_body">
      <style:text-properties officeooo:rsid="000685fb" officeooo:paragraph-rsid="000d2b38"/>
    </style:style>
    <style:style style:name="P3" style:family="paragraph" style:parent-style-name="Text_20_body">
      <style:text-properties officeooo:rsid="000ad966" officeooo:paragraph-rsid="000ad966"/>
    </style:style>
    <style:style style:name="P4" style:family="paragraph" style:parent-style-name="Text_20_body" style:list-style-name="L1">
      <style:text-properties officeooo:rsid="000ad966" officeooo:paragraph-rsid="000ad966"/>
    </style:style>
    <style:style style:name="P5" style:family="paragraph" style:parent-style-name="Text_20_body">
      <style:text-properties officeooo:rsid="000c0045" officeooo:paragraph-rsid="000c0045"/>
    </style:style>
    <style:style style:name="P6" style:family="paragraph" style:parent-style-name="Text_20_body">
      <style:text-properties fo:color="#ff3333" officeooo:rsid="000c0045" officeooo:paragraph-rsid="000c0045"/>
    </style:style>
    <style:style style:name="P7" style:family="paragraph" style:parent-style-name="Text_20_body">
      <style:text-properties fo:color="#ff3333" officeooo:rsid="000c0045" officeooo:paragraph-rsid="000d2b38"/>
    </style:style>
    <style:style style:name="P8" style:family="paragraph" style:parent-style-name="Text_20_body">
      <style:text-properties fo:color="#000000" officeooo:rsid="000c0045" officeooo:paragraph-rsid="000c0045"/>
    </style:style>
    <style:style style:name="P9" style:family="paragraph" style:parent-style-name="Text_20_body">
      <style:text-properties fo:color="#000000" officeooo:rsid="000c0045" officeooo:paragraph-rsid="000d2b38"/>
    </style:style>
    <style:style style:name="P10" style:family="paragraph" style:parent-style-name="Text_20_body">
      <style:text-properties officeooo:paragraph-rsid="000d2b38"/>
    </style:style>
    <style:style style:name="P11" style:family="paragraph" style:parent-style-name="Text_20_body">
      <style:text-properties officeooo:rsid="000d2b38" officeooo:paragraph-rsid="000d2b38"/>
    </style:style>
    <style:style style:name="P12" style:family="paragraph" style:parent-style-name="Text_20_body">
      <style:text-properties officeooo:rsid="000ec861" officeooo:paragraph-rsid="000ec861"/>
    </style:style>
    <style:style style:name="P13" style:family="paragraph" style:parent-style-name="Title">
      <style:text-properties officeooo:rsid="000685fb" officeooo:paragraph-rsid="000685fb"/>
    </style:style>
    <style:style style:name="P14" style:family="paragraph" style:parent-style-name="Subtitle">
      <style:text-properties officeooo:rsid="000685fb" officeooo:paragraph-rsid="000685fb"/>
    </style:style>
    <style:style style:name="P15" style:family="paragraph" style:parent-style-name="Heading_20_1">
      <style:text-properties officeooo:rsid="000685fb" officeooo:paragraph-rsid="000685fb"/>
    </style:style>
    <style:style style:name="P16" style:family="paragraph" style:parent-style-name="Heading_20_3">
      <style:text-properties officeooo:rsid="000ec861" officeooo:paragraph-rsid="000ec861"/>
    </style:style>
    <style:style style:name="T1" style:family="text">
      <style:text-properties officeooo:rsid="0007d65e"/>
    </style:style>
    <style:style style:name="T2" style:family="text">
      <style:text-properties fo:color="#ff3333"/>
    </style:style>
    <style:style style:name="T3" style:family="text">
      <style:text-properties fo:color="#ff3333" style:font-size-asian="10.5pt"/>
    </style:style>
    <style:style style:name="T4" style:family="text">
      <style:text-properties officeooo:rsid="000c0045"/>
    </style:style>
    <style:style style:name="T5" style:family="text">
      <style:text-properties officeooo:rsid="000d2b38"/>
    </style:style>
    <style:style style:name="T6" style:family="text">
      <style:text-properties fo:color="#000000"/>
    </style:style>
    <style:style style:name="T7" style:family="text">
      <style:text-properties fo:color="#000000" officeooo:rsid="000d2b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pecification</text:p>
      <text:p text:style-name="P14">Project Codename Scuba-Noodle</text:p>
      <text:h text:style-name="P15" text:outline-level="1">Concept</text:h>
      <text:h text:style-name="Heading_20_2" text:outline-level="2">Main Functions</text:h>
      <text:p text:style-name="P2">Codename Scuba Noodle will be a web interface for users to collaborate on a story a few paragraphs at a time. <text:s/>Each user will be able to create a new story with a short description of the premise. <text:s/>That description is posted to a public listing that orders them on popularity and newness. <text:s/>Users may enter a blurb of up to a predefined amount of letters that they think would be a good <text:span text:style-name="T1">writing</text:span> for the story, and they may also enter blurbs to follow preceding blurbs. <text:s/>Users may also rate each <text:span text:style-name="T1">blurb, which </text:span>is <text:span text:style-name="T1">handled </text:span>by a voting system, <text:span text:style-name="T1">the exact score or each blurb is hidden from users</text:span>. <text:s/><text:span text:style-name="T1">Blurbs with similar ratings are placed near each-other, with high ratings near the top, but with some randomization that slightly changes the ordering for each user to prevent biasing. <text:s/>After a predetermined amount of time, voting to finish a story is opened, there will be a balanced method of determining how many positive and negative votes will be required to keep a story alive or lock it as finished. <text:s/>The user will be able to view stories that are in progress as a concatenation of all connected blurbs, they may choose an alternate blurb at any point which changes all children blurbs past that point, but the highest rated blurb chain will be viewable with a hot-link “show most popular storyline”.</text:span></text:p>
      <text:p text:style-name="P2"><text:span text:style-name="T1">Ancillary Functions</text:span></text:p>
      <text:p text:style-name="P1"><text:span text:style-name="T1">There will be the ability to make short comments in a tiered system that display in a separate pane for each blurb, limited in length by a small predetermined amount. <text:s/>Users can log in to preserve their blurb history, as well as comments, and their popularity rating.</text:span></text:p>
      <text:h text:style-name="Heading_20_1" text:outline-level="1">Features</text:h>
      <text:h text:style-name="Heading_20_2" text:outline-level="2">Supported Devices</text:h>
      <text:p text:style-name="P3">The project will contain an API such that access to content may be extended <text:span text:style-name="T4">by developers </text:span>to any platform with Internet access.</text:p>
      <text:p text:style-name="P3">Browser support for the main web-page at paracite.org will include:</text:p>
      <text:list xml:id="list3100526392341249903" text:style-name="L1">
        <text:list-item>
          <text:p text:style-name="P4">Chrome</text:p>
        </text:list-item>
        <text:list-item>
          <text:p text:style-name="P4">Firefox</text:p>
        </text:list-item>
        <text:list-item>
          <text:p text:style-name="P4">Internet Explorer (Latest version only)</text:p>
        </text:list-item>
      </text:list>
      <text:h text:style-name="Heading_20_2" text:outline-level="2"><text:soft-page-break/>Minimum System Requirements</text:h>
      <text:p text:style-name="P3">Web-page must not exceed memory use above 350MB. <text:s/></text:p>
      <text:p text:style-name="P3">Page must animate better than 20fps on hardware of <text:span text:style-name="T3">&lt;to be determined&gt;</text:span>.</text:p>
      <text:h text:style-name="Heading_20_2" text:outline-level="2">User Accounts</text:h>
      <text:p text:style-name="P5">Accounts may be verified by Facebook API</text:p>
      <text:p text:style-name="P5">Account passwords and other credentials must be stored as their salted hashed values</text:p>
      <text:p text:style-name="P5">Accounts must store post history, comment history, and score</text:p>
      <text:p text:style-name="P5">Accounts can be set as administrative</text:p>
      <text:h text:style-name="Heading_20_2" text:outline-level="2">Posting</text:h>
      <text:p text:style-name="P5">Users have the ability to create a new story thread</text:p>
      <text:p text:style-name="P5">Users can post blurbs on threads</text:p>
      <text:p text:style-name="P5">Users can vote on blurbs</text:p>
      <text:p text:style-name="P5">Users can comment on blurbs in a tier system, meaning they can comment on comments (like Reddit.com).</text:p>
      <text:p text:style-name="P5">Users can vote a story as finished.</text:p>
      <text:h text:style-name="Heading_20_2" text:outline-level="2">Ordering and Sorting</text:h>
      <text:p text:style-name="P5">Blurbs are to be sorted based on a mathematical function of newness, voting score, and a randomization factor. <text:s/>High scores will outweigh both newness and randomization over time.</text:p>
      <text:p text:style-name="P5">Actual scores are kept hidden, but a qualitative indicator (akin to color or a progress bar) is presented to the user to show how “good” a blurb is.</text:p>
      <text:h text:style-name="Heading_20_2" text:outline-level="2">GUI</text:h>
      <text:p text:style-name="P7">Description of web-page user interface</text:p>
      <text:h text:style-name="P16" text:outline-level="3">View From a Thread</text:h>
      <text:p text:style-name="P9">From the thread interface, there is a list of blurbs stacked oldest on top newest on bottom within a scrolling box that takes up the largest portion of the screen. <text:s/>There is an obviously placed link to go to the latest portion of the story. <text:s/>If a story becomes larger than an amount &lt;<text:span text:style-name="T2">to be determined</text:span>&gt; of lines then an area will become available as a side bar <text:span text:style-name="T5">on the left</text:span> that allows for navigating pages similar to a PDF reader. <text:s/><text:span text:style-name="T5">Each blurb may be selected, upon selecting a blurb a side bar on the right populates with alternate blurbs for the user to select among other blurbs for that branching point in the story.</text:span></text:p>
      <text:p text:style-name="P10"><text:soft-page-break/><text:span text:style-name="T7">Each blurb will have the following displayed near the top of it's container: a rating indicator, the author.</text:span></text:p>
      <text:p text:style-name="P11"><text:span text:style-name="T6">Each blurb will have the following displayed near the bottom of it's container: voting controls, a report button, and a comment button.</text:span></text:p>
      <text:h text:style-name="Heading_20_3" text:outline-level="3">View From the Comments</text:h>
      <text:p text:style-name="P11"><text:span text:style-name="T6">When the comment button is pressed a new floating window is created with the comments for that blurb, clicking a new blurb comment button while this window is still open will repopulate this window with the new comments.</text:span></text:p>
      <text:h text:style-name="Heading_20_3" text:outline-level="3">Main view</text:h>
      <text:p text:style-name="P12">A list of threads</text:p>
      <text:p text:style-name="P12">A place to login or sign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13:18:31.441102703</meta:creation-date>
    <dc:date>2015-11-10T15:50:02.222691883</dc:date>
    <meta:editing-duration>PT23M38S</meta:editing-duration>
    <meta:editing-cycles>3</meta:editing-cycles>
    <meta:generator>LibreOffice/5.0.2.2$Linux_X86_64 LibreOffice_project/00m0$Build-2</meta:generator>
    <meta:document-statistic meta:table-count="0" meta:image-count="0" meta:object-count="0" meta:page-count="3" meta:paragraph-count="42" meta:word-count="717" meta:character-count="4114" meta:non-whitespace-character-count="3428"/>
  </office:meta>
</office:document-meta>
</file>